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margin-left="1.249cm" fo:margin-right="0cm" fo:text-indent="0cm" style:auto-text-indent="false"/>
    </style:style>
    <style:style style:name="P3" style:family="paragraph" style:parent-style-name="Standard" style:master-page-name="Standard">
      <style:paragraph-properties style:page-number="auto"/>
    </style:style>
    <style:style style:name="P4" style:family="paragraph" style:parent-style-name="Header">
      <style:paragraph-properties fo:text-align="center" style:justify-single-word="false"/>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List_20_Paragraph" style:list-style-name="L2"/>
    <style:style style:name="P8" style:family="paragraph" style:parent-style-name="List_20_Paragraph">
      <style:paragraph-properties fo:margin-left="1.884cm" fo:margin-right="0cm" fo:text-indent="0cm" style:auto-text-indent="false"/>
    </style:style>
    <style:style style:name="P9" style:family="paragraph" style:parent-style-name="List_20_Paragraph">
      <style:paragraph-properties fo:margin-left="0cm" fo:margin-right="0cm" fo:text-indent="0cm" style:auto-text-indent="false"/>
    </style:style>
    <style:style style:name="P10" style:family="paragraph" style:parent-style-name="List_20_Paragraph" style:list-style-name="WWNum1">
      <style:paragraph-properties fo:margin-left="0cm" fo:margin-right="0cm" fo:text-indent="0cm" style:auto-text-indent="false"/>
    </style:style>
    <style:style style:name="P11" style:family="paragraph" style:parent-style-name="List_20_Paragraph" style:list-style-name="L2">
      <style:paragraph-properties fo:margin-left="0cm" fo:margin-right="0cm" fo:text-indent="0cm" style:auto-text-indent="false"/>
    </style:style>
    <style:style style:name="P12" style:family="paragraph" style:parent-style-name="List_20_Paragraph" style:list-style-name="L5">
      <style:paragraph-properties fo:margin-left="0cm" fo:margin-right="0cm" fo:text-indent="0cm" style:auto-text-indent="false"/>
    </style:style>
    <style:style style:name="P13" style:family="paragraph" style:parent-style-name="List_20_Paragraph" style:list-style-name="L6">
      <style:paragraph-properties fo:margin-left="0cm" fo:margin-right="0cm" fo:text-indent="0cm" style:auto-text-indent="false"/>
    </style:style>
    <style:style style:name="P14" style:family="paragraph" style:parent-style-name="List_20_Paragraph">
      <style:paragraph-properties fo:margin-left="0cm" fo:margin-right="0cm" fo:text-align="center"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5" style:family="paragraph" style:parent-style-name="List_20_Paragraph">
      <style:paragraph-properties fo:margin-left="0cm" fo:margin-right="0cm" fo:text-align="start" style:justify-single-word="false" fo:text-indent="0cm" style:auto-text-indent="false"/>
      <style:text-properties style:text-underline-style="none" fo:font-weight="normal" style:font-weight-asian="normal" style:font-weight-complex="normal"/>
    </style:style>
    <style:style style:name="P16" style:family="paragraph" style:parent-style-name="List_20_Paragraph" style:list-style-name="L7">
      <style:paragraph-properties fo:margin-left="0cm" fo:margin-right="0cm" fo:text-align="start" style:justify-single-word="false" fo:text-indent="0cm" style:auto-text-indent="false"/>
      <style:text-properties style:text-underline-style="none" fo:font-weight="normal" style:font-weight-asian="normal" style:font-weight-complex="normal"/>
    </style:style>
    <style:style style:name="P17" style:family="paragraph" style:parent-style-name="List_20_Paragraph" style:list-style-name="L8">
      <style:paragraph-properties fo:margin-left="0cm" fo:margin-right="0cm" fo:text-align="start" style:justify-single-word="false" fo:text-indent="0cm" style:auto-text-indent="false"/>
      <style:text-properties style:text-underline-style="none" fo:font-weight="normal" style:font-weight-asian="normal" style:font-weight-complex="normal"/>
    </style:style>
    <style:style style:name="P18" style:family="paragraph" style:parent-style-name="List_20_Paragraph" style:list-style-name="L9">
      <style:paragraph-properties fo:margin-left="0cm" fo:margin-right="0cm" fo:text-align="start" style:justify-single-word="false" fo:text-indent="0cm" style:auto-text-indent="false"/>
      <style:text-properties style:text-underline-style="none" fo:font-weight="normal" style:font-weight-asian="normal" style:font-weight-complex="normal"/>
    </style:style>
    <style:style style:name="P19" style:family="paragraph" style:parent-style-name="List_20_Paragraph" style:list-style-name="L4">
      <style:paragraph-properties fo:margin-left="0cm" fo:margin-right="0cm" fo:orphans="2" fo:widows="2" fo:text-indent="0cm" style:auto-text-indent="false" style:writing-mode="lr-tb"/>
    </style:style>
    <style:style style:name="P20" style:family="paragraph" style:parent-style-name="List_20_Paragraph" style:list-style-name="L3" style:master-page-name="">
      <style:paragraph-properties fo:margin-left="1.178cm" fo:margin-right="0cm" fo:orphans="2" fo:widows="2" fo:text-indent="0cm" style:auto-text-indent="false" style:page-number="auto" style:writing-mode="lr-tb"/>
    </style:style>
    <style:style style:name="P21" style:family="paragraph" style:parent-style-name="List_20_Paragraph">
      <style:paragraph-properties fo:margin-left="1.178cm" fo:margin-right="0cm" fo:orphans="2" fo:widows="2" fo:text-indent="0cm" style:auto-text-indent="false" style:writing-mode="lr-tb"/>
    </style:style>
    <style:style style:name="P22" style:family="paragraph" style:parent-style-name="List_20_Paragraph" style:list-style-name="L4">
      <style:paragraph-properties fo:margin-left="1.178cm" fo:margin-right="0cm" fo:orphans="2" fo:widows="2" fo:text-indent="0cm" style:auto-text-indent="false" style:writing-mode="lr-tb"/>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size="14pt" style:text-underline-style="solid" style:text-underline-width="auto" style:text-underline-color="font-color" fo:font-weight="bold" style:font-size-asian="14pt" style:font-weight-asian="bold"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fo:text-indent="-0.635cm" fo:margin-left="-1.27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701596818767445430" text:style-name="WWNum1">
        <text:list-header>
          <text:p text:style-name="P5">1er page de couverture :</text:p>
          <text:p text:style-name="P10"><text:s text:c="2"/>Pute à clic : Web, Navigateurs, Moteur de recherche, naviguer de façon éclairer</text:p>
          <text:p text:style-name="P5"/>
        </text:list-header>
        <text:list-item>
          <text:p text:style-name="P5">Le choix « par défaut », les différents acteurs, tiens, il manque que deux lettres pour le concept des GAFAM</text:p>
        </text:list-item>
      </text:list>
      <text:list xml:id="list167387920606564795" text:style-name="L1">
        <text:list-item>
          <text:list>
            <text:list-item>
              <text:p text:style-name="P1">Les « par défaut », desktop/smartphone (ex. : Samsung, OnePlus qui est par défaut?)</text:p>
            </text:list-item>
            <text:list-item>
              <text:p text:style-name="P1">Les différents acteurs (Game of thrones du Web)</text:p>
            </text:list-item>
            <text:list-item>
              <text:p text:style-name="P1">Tiens, c'est déjà 3 lettres de GAFAM </text:p>
            </text:list-item>
            <text:list-item>
              <text:p text:style-name="P1">Propriétaire/Open-Source</text:p>
            </text:list-item>
          </text:list>
        </text:list-item>
      </text:list>
      <text:p text:style-name="Standard"/>
      <text:list xml:id="list37246911" text:continue-list="list701596818767445430" text:style-name="WWNum1">
        <text:list-item>
          <text:p text:style-name="P5">Les Principaux Navigateurs Web</text:p>
        </text:list-item>
      </text:list>
      <text:list xml:id="list5375016360244635175" text:style-name="WWNum2">
        <text:list-item>
          <text:p text:style-name="P6">Généralités</text:p>
        </text:list-item>
        <text:list-item>
          <text:p text:style-name="P6">Mozilla Firefox</text:p>
        </text:list-item>
        <text:list-item>
          <text:p text:style-name="P6">Google Chrome</text:p>
        </text:list-item>
        <text:list-item>
          <text:p text:style-name="P6">Microsoft Edge</text:p>
        </text:list-item>
        <text:list-item>
          <text:p text:style-name="P6">Safari</text:p>
        </text:list-item>
        <text:list-item>
          <text:p text:style-name="P6">Opera</text:p>
        </text:list-item>
        <text:list-item>
          <text:p text:style-name="P6">Brave</text:p>
        </text:list-item>
      </text:list>
      <text:p text:style-name="List_20_Paragraph"/>
      <text:list xml:id="list37247574" text:continue-list="list37246911" text:style-name="WWNum1">
        <text:list-item>
          <text:list>
            <text:list-item>
              <text:p text:style-name="P5">Généralités</text:p>
            </text:list-item>
          </text:list>
        </text:list-item>
      </text:list>
      <text:p text:style-name="P2">Le navigateur web (ou encore <text:span text:style-name="T1">browser</text:span> en anglais), est un logiciel dont le but est d’aller récupérer et lire l’information et de l’afficher sur l’appareil de l’utilisateur. Cela peut être du texte, de l’image, de la vidéo ou plusieurs de ces choses à la fois. C'est pour cela que l'on pourra parfois avoir des aspects de la page web différent en fonction du navigateur. (Cf rendu graphique / moteur de rendu). </text:p>
      <text:p text:style-name="P2">Celui-ci peut non seulement bénéficier de personnalisation de son aspect, mais aussi de ses fonctionnalités tels qu'un bloqueur de pub (pare-boue), etc.</text:p>
      <text:p text:style-name="P2">Cependant, certains peuvent intégrer certaines fonctionnalités dès <text:s/>le départ comme un VPN avec Opera, un bloqueur de pub avec Brave, ou la fonction https chez Firefox.</text:p>
      <text:p text:style-name="P2"><text:s/></text:p>
      <text:list xml:id="list37252511" text:continue-numbering="true" text:style-name="WWNum1">
        <text:list-item>
          <text:list>
            <text:list-item>
              <text:p text:style-name="P5">Mozilla Firefox</text:p>
            </text:list-item>
          </text:list>
        </text:list-item>
      </text:list>
      <text:p text:style-name="P2">Firefox est un navigateur libre et gratuit (open-source) développé et distribué par la Mozilla foundation avec l’aide de milliers de bénévoles. </text:p>
      <text:p text:style-name="P2">Savoir inutile : Mozilla vient de la contraction <text:span text:style-name="T2">Moz</text:span>aic (nom du navigateur le plus utilisé dans les 90's, NSCA Mosaic) et de K<text:span text:style-name="T2">illa</text:span>, qui donnera Mozilla, qui fait également penser à Godzilla. (https://webaim.org/blog/user-agent-string-history/)</text:p>
      <text:p text:style-name="P8"/>
      <text:p text:style-name="P8"><text:soft-page-break/></text:p>
      <text:list xml:id="list37257941" text:continue-numbering="true" text:style-name="WWNum1">
        <text:list-item>
          <text:list>
            <text:list-item>
              <text:p text:style-name="P5">Google Chrome</text:p>
            </text:list-item>
          </text:list>
        </text:list-item>
      </text:list>
      <text:p text:style-name="P2">Le navigateur de Google est basé sur le projet libre Chromium, cependant, Google Chrome est un logiciel propriétaire. C'est le navigateur qui est le plus utilisé dans le monde. (Android ah rah). Installation liés sur beaucoup de logiciels différents (Android, différents logiciels gratuits le proposent)</text:p>
      <text:list xml:id="list37270895" text:continue-numbering="true" text:style-name="WWNum1">
        <text:list-item>
          <text:list>
            <text:list-item>
              <text:p text:style-name="P5">Microsoft Edge</text:p>
            </text:list-item>
          </text:list>
        </text:list-item>
      </text:list>
      <text:p text:style-name="List_20_Paragraph">Par défaut (monopole), heure de gloire début 2000, risé des navigateurs, ventes liés. Failles.</text:p>
      <text:list xml:id="list4603853330148416739" text:style-name="L2">
        <text:list-item>
          <text:list>
            <text:list-item>
              <text:p text:style-name="P7">Opera</text:p>
              <text:p text:style-name="P11"><text:s/><text:tab/>Historique. Bloqueur de pub intégré, VPN intégré, fonction turbo. Reste propriétaire.</text:p>
            </text:list-item>
          </text:list>
        </text:list-item>
      </text:list>
      <text:p text:style-name="P9"/>
      <text:list xml:id="list37251227" text:continue-numbering="true" text:style-name="L2">
        <text:list-item>
          <text:list>
            <text:list-item>
              <text:p text:style-name="P7">Safari</text:p>
            </text:list-item>
          </text:list>
        </text:list-item>
      </text:list>
      <text:p text:style-name="P9"><text:s text:c="15"/>Pas grand chose de plus que les autres, à part le design et par défaut d'Apple. N'ont pas les armes pour <text:tab/>concurrencer Google. </text:p>
      <text:p text:style-name="P9"/>
      <text:list xml:id="list8255359877166225190" text:style-name="L3">
        <text:list-item>
          <text:list>
            <text:list-item>
              <text:p text:style-name="P20">Brave</text:p>
            </text:list-item>
          </text:list>
        </text:list-item>
      </text:list>
      <text:p text:style-name="P21">Historique, principal atout : bloqueur de pub intégré et association avec Qwant pour FR et DE.</text:p>
      <text:p text:style-name="P21"/>
      <text:list xml:id="list6634165285901902044" text:style-name="L4">
        <text:list-item>
          <text:list>
            <text:list-item>
              <text:p text:style-name="P22">Y'a en partout !</text:p>
              <text:p text:style-name="P19"/>
            </text:list-item>
            <text:list-item>
              <text:p text:style-name="P22">Conclusion : le meilleur c'est kif kif (Monsieur Galand)</text:p>
            </text:list-item>
          </text:list>
        </text:list-item>
      </text:list>
      <text:p text:style-name="P21">Évolution rapide, on ne peut pas s'avancer, tests assez semblables (référence ici). Donc pour choisir : éthique seulement. Design, philosophie, accessibilité aux options « vie privée ».</text:p>
      <text:p text:style-name="P9"/>
      <text:p text:style-name="P9">Transition : Notre voiture est prête à partir sur la route ! Mais il nous faut un GPS qui nous propose les chemins à découvrir...</text:p>
      <text:p text:style-name="P9"/>
      <text:list xml:id="list4801738611612084075" text:style-name="L5">
        <text:list-item>
          <text:list>
            <text:list-item>
              <text:list>
                <text:list-item>
                  <text:p text:style-name="P12">3. Les Moteurs de Recherche</text:p>
                  <text:list>
                    <text:list-item>
                      <text:list>
                        <text:list-header>
                          <text:p text:style-name="P12">3.1. Un moteur de recherche pour quoi faire ? (fonctionnement) = Schéma avec Pieuvre Gros Google</text:p>
                        </text:list-header>
                      </text:list>
                    </text:list-item>
                  </text:list>
                </text:list-item>
              </text:list>
            </text:list-item>
          </text:list>
        </text:list-item>
      </text:list>
      <text:p text:style-name="P9">Avant annuaire de liens recensés par des humains (ingérable), donc appel aux robots qui recensent les liens en parcourant le web.</text:p>
      <text:p text:style-name="P9"/>
      <text:list xml:id="list9212808830313604998" text:style-name="L6">
        <text:list-item>
          <text:list>
            <text:list-item>
              <text:p text:style-name="P13">Succès de google comment ? Pagerank, référencement boulot à part entière.</text:p>
            </text:list-item>
            <text:list-item>
              <text:p text:style-name="P13">DuckDuckGo (à rechercher)</text:p>
            </text:list-item>
            <text:list-item>
              <text:p text:style-name="P13">Qwant : Européens, accès sur la vie privée (à rechercher)</text:p>
            </text:list-item>
            <text:list-item>
              <text:p text:style-name="P13">Les écolos : Ecosia, Lilou</text:p>
            </text:list-item>
            <text:list-item>
              <text:p text:style-name="P13">Ceux qui s'incrustent : Yahoo, Ask.fr, Bing et msn</text:p>
            </text:list-item>
            <text:list-item>
              <text:p text:style-name="P13"><text:soft-page-break/>Les spécialisés : images, junior, images inversé</text:p>
            </text:list-item>
            <text:list-item>
              <text:p text:style-name="P13">Conclusion, moralités, à retenir</text:p>
            </text:list-item>
          </text:list>
        </text:list-item>
      </text:list>
      <text:p text:style-name="P9">Tous les moteurs de recherche ne se valent pas. Les résultats sont dictés par l'araignée et par les algorithmes dont elle dépend. Le moteur de recherche à donc un grand pouvoir pour donner ou non l'information. C'est lui qui décide s'il tel ou tel contenu doit apparaître ou pas en première page des recherches. Liriez vous toujours le même journal ?</text:p>
      <text:p text:style-name="P9">Ex. : Chasse aux fakes news, verront nous un déclassement des sites alternatifs au profit des sites institutionnels et gouvernementaux ?</text:p>
      <text:p text:style-name="P9"/>
      <text:p text:style-name="P14">P.G. : « Internet, où sont passés tes promesses de jeunesse ? »</text:p>
      <text:p text:style-name="P14"/>
      <text:p text:style-name="P14"/>
      <text:list xml:id="list8345201267652637630" text:style-name="L7">
        <text:list-item>
          <text:list>
            <text:list-item>
              <text:list>
                <text:list-item>
                  <text:p text:style-name="P16">Se prémunir</text:p>
                </text:list-item>
              </text:list>
            </text:list-item>
          </text:list>
        </text:list-item>
      </text:list>
      <text:list xml:id="list4088941495301457525" text:style-name="L8">
        <text:list-item>
          <text:list>
            <text:list-item>
              <text:p text:style-name="P17">Dangers</text:p>
            </text:list-item>
          </text:list>
        </text:list-item>
      </text:list>
      <text:p text:style-name="P15">Pop-up intrusives → U Block Origin</text:p>
      <text:list xml:id="list37243163" text:continue-numbering="true" text:style-name="L8">
        <text:list-item>
          <text:list>
            <text:list-header>
              <text:p text:style-name="P17">Mouchards/trackers → Ghostery, Privacy badger</text:p>
            </text:list-header>
          </text:list>
        </text:list-item>
      </text:list>
      <text:p text:style-name="P15">Télécharger des distribution Linux tranquille → VPN/Proxy</text:p>
      <text:p text:style-name="P15"/>
      <text:list xml:id="list2395134404784135912" text:style-name="L9">
        <text:list-item>
          <text:list>
            <text:list-item>
              <text:p text:style-name="P18">Bonnes pratiques et bon sens</text:p>
              <text:p text:style-name="P18">pas de clic fou, pas d'installation inconnue, liens mails, donner identifiants bancaires ou autres. Aller sur les sites officiel, et/ou du fabricant. Https. Wifi public ! → Partage de co mieux.</text:p>
            </text:list-item>
          </text:list>
        </text:list-item>
      </text:list>
      <text:p text:style-name="P15"/>
      <text:p text:style-name="P15">Adwcleaner/Malwarebytes</text:p>
      <text:p text:style-name="P15"/>
      <text:p text:style-name="P15">Teasing nouveau numéro... Les promesses d'internet (liens pubs ciblées gafam / centralisation du net /rois du pétrole monopolise tout et deviennent incontournable malgré n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74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60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47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0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14pt" style:text-underline-style="solid" style:text-underline-width="auto" style:text-underline-color="font-color" fo:font-weight="bold" style:font-size-asian="14pt" style:font-weight-asian="bold" style:font-size-complex="14pt"/>
    </style:style>
    <style:page-layout style:name="Mpm1">
      <style:page-layout-properties fo:page-width="21.001cm" fo:page-height="29.7cm" style:num-format="1" style:print-orientation="portrait" fo:margin-top="1.249cm" fo:margin-bottom="1.27cm" fo:margin-left="1.298cm" fo:margin-right="1.254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text:span text:style-name="MT1">FANZIN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pha Zoulou</meta:initial-creator>
    <dc:creator>Arriette Lecouineur</dc:creator>
    <meta:editing-cycles>34</meta:editing-cycles>
    <meta:creation-date>2018-09-14T11:34:00</meta:creation-date>
    <dc:date>2018-09-20T16:38:46.56</dc:date>
    <meta:editing-duration>PT2H10M16S</meta:editing-duration>
    <meta:generator>OpenOffice/4.1.5$Win32 OpenOffice.org_project/415m1$Build-9789</meta:generator>
    <meta:document-statistic meta:table-count="0" meta:image-count="0" meta:object-count="0" meta:page-count="3" meta:paragraph-count="60" meta:word-count="741" meta:character-count="45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